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style:text-properties officeooo:paragraph-rsid="0006c738"/>
    </style:style>
    <style:style style:name="P3" style:family="paragraph" style:parent-style-name="Heading_20_1">
      <style:text-properties officeooo:rsid="0002b8a9" officeooo:paragraph-rsid="0002b8a9"/>
    </style:style>
    <style:style style:name="P4" style:family="paragraph" style:parent-style-name="Text_20_body" style:list-style-name="L1">
      <style:text-properties officeooo:rsid="0006c738" officeooo:paragraph-rsid="0006c738"/>
    </style:style>
    <style:style style:name="P5" style:family="paragraph" style:parent-style-name="Text_20_body" style:list-style-name="L2">
      <style:text-properties officeooo:rsid="0006c738" officeooo:paragraph-rsid="0006c738"/>
    </style:style>
    <style:style style:name="P6" style:family="paragraph" style:parent-style-name="Text_20_body" style:list-style-name="L1">
      <style:text-properties officeooo:rsid="0007a0ce" officeooo:paragraph-rsid="0007a0ce"/>
    </style:style>
    <style:style style:name="T1" style:family="text">
      <style:text-properties officeooo:rsid="0006c738"/>
    </style:style>
    <style:style style:name="T2" style:family="text">
      <style:text-properties fo:color="#ff00ff" officeooo:rsid="0006c738"/>
    </style:style>
    <style:style style:name="T3" style:family="text">
      <style:text-properties officeooo:rsid="0007a0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öytäsaha, </text:span>Bernardo FKS 1600<text:line-break/><text:span text:style-name="T1">Käyttö vain koulutetuille jäsenille<text:line-break/></text:span><text:span text:style-name="T2">Tämä ei ole työpöytä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1">Turvallisuus</text:h>
            <text:list xml:id="list280065703" text:style-name="L1">
              <text:list-item>
                <text:p text:style-name="P4">Käyttö vain turvallisuuskurssin käynneille</text:p>
              </text:list-item>
              <text:list-item>
                <text:p text:style-name="P4">Sahatessa tulee aina käyttää tasan yhtä ohjuria</text:p>
              </text:list-item>
              <text:list-item>
                <text:p text:style-name="P4">Käytä suojalaseja</text:p>
              </text:list-item>
              <text:list-item>
                <text:p text:style-name="P4">Käytä kuulonsuojaimia</text:p>
              </text:list-item>
              <text:list-item>
                <text:p text:style-name="P6">Käytä työntökeppejä jos kappaletta täytyy työntää terän läheisyydessä</text:p>
              </text:list-item>
              <text:list-item>
                <text:p text:style-name="P4">Pidä sahan pöydällä vain sahattavaa kappaletta</text:p>
              </text:list-item>
              <text:list-item>
                <text:p text:style-name="P4">Älä sahaa pyöreitä kappaleita</text:p>
              </text:list-item>
              <text:list-item>
                <text:p text:style-name="P4">Älä käytä halkaisuojainta katkaisemiseen</text:p>
              </text:list-item>
              <text:list-item>
                <text:p text:style-name="P4">Älä säädä sahaa tai ohjureita sahan ollessa päällä</text:p>
              </text:list-item>
            </text:list>
          </table:table-cell>
          <table:table-cell table:style-name="Table1.A1" office:value-type="string">
            <text:h text:style-name="P3" text:outline-level="1">Käytön jälkeen</text:h>
            <text:list xml:id="list2905120713" text:style-name="L2">
              <text:list-item>
                <text:p text:style-name="P5">Pyyhi pölyt pöydän päältä</text:p>
              </text:list-item>
              <text:list-item>
                <text:p text:style-name="P5">Jos kallistit terää palauta se pystyyn</text:p>
              </text:list-item>
              <text:list-item>
                <text:p text:style-name="P5">Nosta halkaisu- ja katkaisuohjurit kiinni sahan pöytään</text:p>
              </text:list-item>
              <text:list-item>
                <text:p text:style-name="P5">Tyhjennä pöytä kaikesta muusta irtotavarasta paitsi työntökepeistä <text:span text:style-name="T3">ja tästä ohjeesta</text:span></text:p>
              </text:list-item>
              <text:list-item>
                <text:p text:style-name="P5">Lukitse liukukelkka paikalleen</text:p>
              </text:list-item>
              <text:list-item>
                <text:p text:style-name="P5">Sulje purunpoiston pelti</text:p>
                <text:p text:style-name="P5"/>
              </text:list-item>
            </text:list>
          </table:table-cell>
        </table:table-row>
        <table:table-row>
          <table:table-cell table:style-name="Table1.A1" office:value-type="string">
            <text:h text:style-name="P3" text:outline-level="1"/>
          </table:table-cell>
          <table:table-cell table:style-name="Table1.A1" office:value-type="string">
            <text:h text:style-name="P3" text:outline-level="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8-01-10T18:46:54.712359000</meta:print-date>
    <dc:date>2018-01-10T19:12:29.833560000</dc:date>
    <meta:editing-duration>PT1H58M18S</meta:editing-duration>
    <meta:editing-cycles>2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19" meta:word-count="109" meta:character-count="744" meta:non-whitespace-character-count="669"/>
  </office:meta>
</office:document-meta>
</file>